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064cm" fo:min-width="5.036cm" fo:padding-top="0.151cm" fo:padding-bottom="0.151cm" fo:padding-left="0.276cm" fo:padding-right="0.276cm" draw:shadow="visible" draw:shadow-offset-x="0.152cm" draw:shadow-offset-y="0.152cm" draw:shadow-color="#cccccc"/>
    </style:style>
    <style:style style:name="gr2" style:family="graphic" style:parent-style-name="objectwithoutfill">
      <style:graphic-properties svg:stroke-width="0.028cm" draw:marker-start-width="0.242cm" draw:marker-end="Arrow" draw:marker-end-width="0.305cm" draw:fill="none" draw:textarea-horizontal-align="left" draw:textarea-vertical-align="middle" fo:padding-top="0.139cm" fo:padding-bottom="0.217cm" fo:padding-left="0.776cm" fo:padding-right="0.264cm"/>
    </style:style>
    <style:style style:name="gr3" style:family="graphic" style:parent-style-name="objectwithoutfill">
      <style:graphic-properties svg:stroke-width="0.028cm" draw:marker-start="Arrow" draw:marker-start-width="0.305cm" draw:marker-end="" draw:marker-end-width="0.342cm" draw:fill="none" draw:textarea-horizontal-align="left" draw:textarea-vertical-align="middle" fo:padding-top="0.139cm" fo:padding-bottom="0.217cm" fo:padding-left="0.776cm" fo:padding-right="0.264cm"/>
    </style:style>
    <style:style style:name="gr4" style:family="graphic" style:parent-style-name="objectwithoutfill">
      <style:graphic-properties svg:stroke-width="0.028cm" draw:marker-start-width="0.242cm" draw:marker-end="Arrow" draw:marker-end-width="0.305cm" draw:fill="none" draw:textarea-horizontal-align="left" draw:textarea-vertical-align="middle" fo:padding-top="0.139cm" fo:padding-bottom="0.217cm" fo:padding-left="0.268cm" fo:padding-right="0.264cm"/>
    </style:style>
    <style:style style:name="gr5" style:family="graphic" style:parent-style-name="objectwithoutfill">
      <style:graphic-properties svg:stroke-width="0.028cm" draw:marker-start="Arrow" draw:marker-start-width="0.305cm" draw:marker-end="" draw:marker-end-width="0.342cm" draw:fill="none" draw:textarea-horizontal-align="left" draw:textarea-vertical-align="middle" fo:padding-top="0.139cm" fo:padding-bottom="0.217cm" fo:padding-left="1.284cm" fo:padding-right="0.264cm"/>
    </style:style>
    <style:style style:name="gr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34cm"/>
    </style:style>
    <style:style style:name="gr8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size="22pt" style:font-size-asian="22pt" style:font-size-complex="22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/>
      <style:paragraph-properties fo:margin-top="0cm" fo:margin-bottom="0cm"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.508cm" fo:margin-right="0cm" fo:text-align="center" fo:text-indent="0cm"/>
    </style:style>
    <style:style style:name="P7" style:family="paragraph">
      <loext:graphic-properties draw:fill="none"/>
      <style:paragraph-properties fo:margin-left="0.508cm" fo:margin-right="0cm" fo:text-align="center" fo:text-indent="0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CMU Serif"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center"/>
      <style:text-properties style:font-name="CMU Serif" fo:font-size="8pt" style:font-size-asian="8pt" style:font-size-complex="8pt"/>
    </style:style>
    <style:style style:name="T1" style:family="text">
      <style:text-properties style:font-name="CMU Serif" fo:font-size="22pt" style:font-size-asian="22pt" style:font-size-complex="22pt"/>
    </style:style>
    <style:style style:name="T2" style:family="text">
      <style:text-properties style:font-name="CMU Seri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MU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7.366cm" svg:x="4.699cm" svg:y="0.254cm">
          <text:p text:style-name="P1"><text:span text:style-name="T1">MCE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0.254cm" svg:y1="1.524cm" svg:x2="4.699cm" svg:y2="1.524cm">
          <text:p text:style-name="P3"><text:span text:style-name="T2">start_address</text:span></text:p>
          <text:p text:style-name="P1"><text:span text:style-name="T3"/></text:p>
        </draw:line>
        <draw:line draw:style-name="gr2" draw:text-style-name="P5" draw:layer="layout" svg:x1="0.254cm" svg:y1="0.762cm" svg:x2="4.699cm" svg:y2="0.762cm">
          <text:p text:style-name="P1"><text:span text:style-name="T2">start</text:span></text:p>
          <text:p text:style-name="P1"><text:span text:style-name="T3"/></text:p>
        </draw:line>
        <draw:line draw:style-name="gr2" draw:text-style-name="P5" draw:layer="layout" svg:x1="0.254cm" svg:y1="2.794cm" svg:x2="4.699cm" svg:y2="2.794cm">
          <text:p text:style-name="P1"><text:span text:style-name="T2">write_en</text:span></text:p>
          <text:p text:style-name="P1"><text:span text:style-name="T3"/></text:p>
        </draw:line>
        <draw:line draw:style-name="gr2" draw:text-style-name="P5" draw:layer="layout" svg:x1="0.254cm" svg:y1="3.556cm" svg:x2="4.699cm" svg:y2="3.556cm">
          <text:p text:style-name="P1"><text:span text:style-name="T2">write_address</text:span></text:p>
          <text:p text:style-name="P1"><text:span text:style-name="T3"/></text:p>
        </draw:line>
        <draw:line draw:style-name="gr2" draw:text-style-name="P5" draw:layer="layout" svg:x1="0.254cm" svg:y1="4.318cm" svg:x2="4.699cm" svg:y2="4.318cm">
          <text:p text:style-name="P1"><text:span text:style-name="T2">write_data</text:span></text:p>
          <text:p text:style-name="P1"><text:span text:style-name="T3"/></text:p>
        </draw:line>
        <draw:line draw:style-name="gr3" draw:text-style-name="P5" draw:layer="layout" svg:x1="0.254cm" svg:y1="6.35cm" svg:x2="4.699cm" svg:y2="6.35cm">
          <text:p text:style-name="P1"><text:span text:style-name="T2">call_stack_overflow</text:span></text:p>
          <text:p text:style-name="P1"><text:span text:style-name="T3"/></text:p>
        </draw:line>
        <draw:line draw:style-name="gr2" draw:text-style-name="P5" draw:layer="layout" svg:x1="0.254cm" svg:y1="5.588cm" svg:x2="4.699cm" svg:y2="5.588cm">
          <text:p text:style-name="P1"><text:span text:style-name="T2">ext_cc_bits</text:span></text:p>
          <text:p text:style-name="P1"><text:span text:style-name="T3"/></text:p>
        </draw:line>
        <draw:line draw:style-name="gr4" draw:text-style-name="P7" draw:layer="layout" svg:x1="10.287cm" svg:y1="0.762cm" svg:x2="14.732cm" svg:y2="0.762cm">
          <text:p text:style-name="P6"><text:span text:style-name="T2">rf_address</text:span></text:p>
          <text:p text:style-name="P1"><text:span text:style-name="T3"/></text:p>
        </draw:line>
        <draw:line draw:style-name="gr4" draw:text-style-name="P7" draw:layer="layout" svg:x1="10.287cm" svg:y1="2.794cm" svg:x2="14.732cm" svg:y2="2.794cm">
          <text:p text:style-name="P6"><text:span text:style-name="T2">rf_write_data</text:span></text:p>
          <text:p text:style-name="P1"><text:span text:style-name="T3"/></text:p>
        </draw:line>
        <draw:line draw:style-name="gr4" draw:text-style-name="P7" draw:layer="layout" svg:x1="10.287cm" svg:y1="2.032cm" svg:x2="14.732cm" svg:y2="2.032cm">
          <text:p text:style-name="P6"><text:span text:style-name="T2">rf_write_en</text:span></text:p>
          <text:p text:style-name="P1"><text:span text:style-name="T3"/></text:p>
        </draw:line>
        <draw:line draw:style-name="gr5" draw:text-style-name="P5" draw:layer="layout" svg:x1="10.287cm" svg:y1="4.826cm" svg:x2="14.732cm" svg:y2="4.826cm">
          <text:p text:style-name="P1"><text:span text:style-name="T2">rf_read_data</text:span></text:p>
          <text:p text:style-name="P1"><text:span text:style-name="T3"/></text:p>
        </draw:line>
        <draw:line draw:style-name="gr4" draw:text-style-name="P7" draw:layer="layout" svg:x1="10.287cm" svg:y1="4.064cm" svg:x2="14.732cm" svg:y2="4.064cm">
          <text:p text:style-name="P6"><text:span text:style-name="T2">rf_read_en</text:span></text:p>
          <text:p text:style-name="P1"><text:span text:style-name="T3"/></text:p>
        </draw:line>
        <draw:line draw:style-name="gr5" draw:text-style-name="P5" draw:layer="layout" svg:x1="10.287cm" svg:y1="6.35cm" svg:x2="14.732cm" svg:y2="6.35cm">
          <text:p text:style-name="P1"><text:span text:style-name="T2">rf_access_complete</text:span></text:p>
          <text:p text:style-name="P1"><text:span text:style-name="T3"/></text:p>
        </draw:line>
        <draw:line draw:style-name="gr5" draw:text-style-name="P5" draw:layer="layout" svg:x1="10.287cm" svg:y1="7.112cm" svg:x2="14.732cm" svg:y2="7.112cm">
          <text:p text:style-name="P1"><text:span text:style-name="T2">rf_invalid_address</text:span></text:p>
          <text:p text:style-name="P1"><text:span text:style-name="T3"/></text:p>
        </draw:line>
        <draw:line draw:style-name="gr6" draw:text-style-name="P8" draw:layer="layout" svg:x1="4.013cm" svg:y1="1.321cm" svg:x2="3.607cm" svg:y2="1.727cm">
          <text:p/>
        </draw:line>
        <draw:line draw:style-name="gr6" draw:text-style-name="P8" draw:layer="layout" svg:x1="4.013cm" svg:y1="3.353cm" svg:x2="3.607cm" svg:y2="3.759cm">
          <text:p/>
        </draw:line>
        <draw:line draw:style-name="gr6" draw:text-style-name="P8" draw:layer="layout" svg:x1="4.013cm" svg:y1="4.115cm" svg:x2="3.607cm" svg:y2="4.521cm">
          <text:p/>
        </draw:line>
        <draw:line draw:style-name="gr6" draw:text-style-name="P8" draw:layer="layout" svg:x1="4.013cm" svg:y1="5.385cm" svg:x2="3.607cm" svg:y2="5.791cm">
          <text:p/>
        </draw:line>
        <draw:line draw:style-name="gr6" draw:text-style-name="P8" draw:layer="layout" svg:x1="14.046cm" svg:y1="0.559cm" svg:x2="13.64cm" svg:y2="0.965cm">
          <text:p/>
        </draw:line>
        <draw:line draw:style-name="gr6" draw:text-style-name="P8" draw:layer="layout" svg:x1="14.046cm" svg:y1="2.591cm" svg:x2="13.64cm" svg:y2="2.997cm">
          <text:p/>
        </draw:line>
        <draw:line draw:style-name="gr6" draw:text-style-name="P8" draw:layer="layout" svg:x1="11.379cm" svg:y1="4.623cm" svg:x2="10.973cm" svg:y2="5.029cm">
          <text:p/>
        </draw:line>
        <draw:line draw:style-name="gr3" draw:text-style-name="P5" draw:layer="layout" svg:x1="0.254cm" svg:y1="7.112cm" svg:x2="4.699cm" svg:y2="7.112cm">
          <text:p text:style-name="P1"><text:span text:style-name="T2">done</text:span></text:p>
          <text:p text:style-name="P1"><text:span text:style-name="T3"/></text:p>
        </draw:line>
        <draw:frame draw:style-name="gr7" draw:text-style-name="P9" draw:layer="layout" svg:width="0.889cm" svg:height="0.59cm" svg:x="13.335cm" svg:y="0.254cm">
          <draw:text-box>
            <text:p text:style-name="P1"><text:span text:style-name="T4">64</text:span></text:p>
          </draw:text-box>
        </draw:frame>
        <draw:frame draw:style-name="gr7" draw:text-style-name="P10" draw:layer="layout" svg:width="0.889cm" svg:height="0.59cm" svg:x="13.335cm" svg:y="2.286cm">
          <draw:text-box>
            <text:p text:style-name="P1"><text:span text:style-name="T4">64</text:span></text:p>
          </draw:text-box>
        </draw:frame>
        <draw:frame draw:style-name="gr8" draw:text-style-name="P10" draw:layer="layout" svg:width="0.889cm" svg:height="0.59cm" svg:x="10.668cm" svg:y="4.318cm">
          <draw:text-box>
            <text:p text:style-name="P1"><text:span text:style-name="T4">64</text:span></text:p>
          </draw:text-box>
        </draw:frame>
        <draw:frame draw:style-name="gr7" draw:text-style-name="P9" draw:layer="layout" svg:width="0.889cm" svg:height="0.59cm" svg:x="3.302cm" svg:y="1.016cm">
          <draw:text-box>
            <text:p text:style-name="P1"><text:span text:style-name="T4">12</text:span></text:p>
          </draw:text-box>
        </draw:frame>
        <draw:frame draw:style-name="gr7" draw:text-style-name="P9" draw:layer="layout" svg:width="0.889cm" svg:height="0.59cm" svg:x="3.302cm" svg:y="3.048cm">
          <draw:text-box>
            <text:p text:style-name="P1"><text:span text:style-name="T4">12</text:span></text:p>
          </draw:text-box>
        </draw:frame>
        <draw:frame draw:style-name="gr7" draw:text-style-name="P9" draw:layer="layout" svg:width="0.889cm" svg:height="0.59cm" svg:x="3.302cm" svg:y="3.81cm">
          <draw:text-box>
            <text:p text:style-name="P1"><text:span text:style-name="T4">32</text:span></text:p>
          </draw:text-box>
        </draw:frame>
        <draw:frame draw:style-name="gr7" draw:text-style-name="P9" draw:layer="layout" svg:width="0.889cm" svg:height="0.59cm" svg:x="3.302cm" svg:y="5.08cm">
          <draw:text-box>
            <text:p text:style-name="P1"><text:span text:style-name="T4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5.494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1T15:39:57.480399129</meta:creation-date>
    <dc:date>2017-06-07T14:28:57.507927610</dc:date>
    <meta:editing-duration>PT49M48S</meta:editing-duration>
    <meta:editing-cycles>9</meta:editing-cycles>
    <meta:generator>LibreOffice/5.0.6.2$Linux_X86_64 LibreOffice_project/00$Build-2</meta:generator>
    <meta:document-statistic meta:object-count="30"/>
  </office:meta>
</office:document-meta>
</file>